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ABRIEL JORGE CHAGAS</text:p>
          </table:table-cell>
          <table:table-cell office:value-type="string" table:style-name="ce5">
            <text:p>MELHORADA</text:p>
          </table:table-cell>
          <table:table-cell office:value-type="float" office:value="53984363494" table:style-name="ce5">
            <text:p>53984363494</text:p>
          </table:table-cell>
          <table:table-cell office:value-type="date" office:date-value="2025-03-28T00:00:00" table:style-name="ce6">
            <text:p>28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 CIDADE DE RIO GRANDE <text:s/>Nº98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FELIPE CHAGAS</text:p>
          </table:table-cell>
          <table:table-cell office:value-type="string" table:style-name="ce5">
            <text:p>MELHORADA</text:p>
          </table:table-cell>
          <table:table-cell office:value-type="float" office:value="53999882790" table:style-name="ce5">
            <text:p>53999882790</text:p>
          </table:table-cell>
          <table:table-cell office:value-type="date" office:date-value="2025-03-28T00:00:00" table:style-name="ce6">
            <text:p>28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UM <text:s/>Nº53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JOAO PEDRO RODRIGUES DE OLIVEIRA</text:p>
          </table:table-cell>
          <table:table-cell office:value-type="string" table:style-name="ce5">
            <text:p>MELHORADA</text:p>
          </table:table-cell>
          <table:table-cell office:value-type="float" office:value="53991218682" table:style-name="ce5">
            <text:p>53991218682</text:p>
          </table:table-cell>
          <table:table-cell office:value-type="date" office:date-value="2025-03-28T00:00:00" table:style-name="ce6">
            <text:p>28/03/25</text:p>
          </table:table-cell>
          <table:table-cell office:value-type="string" table:style-name="ce5">
            <text:p>F711</text:p>
          </table:table-cell>
          <table:table-cell office:value-type="string" table:style-name="ce4">
            <text:p>RUA ILHA DA PASCOA <text:s/>Nº59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BLO DOS SANTOS MARON</text:p>
          </table:table-cell>
          <table:table-cell office:value-type="string" table:style-name="ce5">
            <text:p>MELHORADA</text:p>
          </table:table-cell>
          <table:table-cell office:value-type="float" office:value="53999462488" table:style-name="ce5">
            <text:p>53999462488</text:p>
          </table:table-cell>
          <table:table-cell office:value-type="date" office:date-value="2025-03-28T00:00:00" table:style-name="ce6">
            <text:p>28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SENADOR MENDONÇA <text:s/>Nº26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ICE PEREIRA DOS SANTOS</text:p>
          </table:table-cell>
          <table:table-cell office:value-type="string" table:style-name="ce5">
            <text:p>MELHORADA</text:p>
          </table:table-cell>
          <table:table-cell office:value-type="float" office:value="53984813924" table:style-name="ce5">
            <text:p>53984813924</text:p>
          </table:table-cell>
          <table:table-cell office:value-type="date" office:date-value="2025-03-31T00:00:00" table:style-name="ce6">
            <text:p>31/03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AV GIOVANE GUIMARAES <text:s/>Nº104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AS DIAS MACHADO</text:p>
          </table:table-cell>
          <table:table-cell office:value-type="string" table:style-name="ce5">
            <text:p>MELHORADA</text:p>
          </table:table-cell>
          <table:table-cell office:value-type="float" office:value="53999170573" table:style-name="ce5">
            <text:p>53999170573</text:p>
          </table:table-cell>
          <table:table-cell office:value-type="date" office:date-value="2025-04-01T00:00:00" table:style-name="ce6">
            <text:p>01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VINTE E OITO <text:s/>Nº12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DRIGO DANDA DA SILVA</text:p>
          </table:table-cell>
          <table:table-cell office:value-type="string" table:style-name="ce5">
            <text:p>MELHORADA</text:p>
          </table:table-cell>
          <table:table-cell office:value-type="float" office:value="92985410592" table:style-name="ce5">
            <text:p>92985410592</text:p>
          </table:table-cell>
          <table:table-cell office:value-type="date" office:date-value="2025-04-02T00:00:00" table:style-name="ce6">
            <text:p>02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MARECHAL RONDON <text:s/>Nº54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TRICK SAMPAIO PEGLOW</text:p>
          </table:table-cell>
          <table:table-cell office:value-type="string" table:style-name="ce5">
            <text:p>MELHORADA</text:p>
          </table:table-cell>
          <table:table-cell office:value-type="float" office:value="53984571308" table:style-name="ce5">
            <text:p>53984571308</text:p>
          </table:table-cell>
          <table:table-cell office:value-type="date" office:date-value="2025-04-02T00:00:00" table:style-name="ce6">
            <text:p>02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COMENDADOR FRANCISCO RIBAS <text:s/>Nº24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A RAQUEL DIAS DOS SANTOS</text:p>
          </table:table-cell>
          <table:table-cell office:value-type="string" table:style-name="ce5">
            <text:p>MELHORADA</text:p>
          </table:table-cell>
          <table:table-cell office:value-type="float" office:value="53991069621" table:style-name="ce5">
            <text:p>53991069621</text:p>
          </table:table-cell>
          <table:table-cell office:value-type="date" office:date-value="2025-04-02T00:00:00" table:style-name="ce6">
            <text:p>02/04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DEMETRIO RIBEIRO <text:s/>Nº1199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ELLINGTON AVILA SOARES</text:p>
          </table:table-cell>
          <table:table-cell office:value-type="string" table:style-name="ce5">
            <text:p>MELHORADA</text:p>
          </table:table-cell>
          <table:table-cell office:value-type="float" office:value="53991418643" table:style-name="ce5">
            <text:p>53991418643</text:p>
          </table:table-cell>
          <table:table-cell office:value-type="date" office:date-value="2025-04-03T00:00:00" table:style-name="ce6">
            <text:p>03/04/25</text:p>
          </table:table-cell>
          <table:table-cell office:value-type="string" table:style-name="ce5">
            <text:p>F250</text:p>
          </table:table-cell>
          <table:table-cell office:value-type="string" table:style-name="ce4">
            <text:p>RUA EPITACIO PESSOA <text:s/>Nº1097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SA DA ROSA BALDEZ</text:p>
          </table:table-cell>
          <table:table-cell office:value-type="string" table:style-name="ce5">
            <text:p>MELHORADA</text:p>
          </table:table-cell>
          <table:table-cell office:value-type="float" office:value="53981183693" table:style-name="ce5">
            <text:p>53981183693</text:p>
          </table:table-cell>
          <table:table-cell office:value-type="date" office:date-value="2025-04-03T00:00:00" table:style-name="ce6">
            <text:p>03/04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FREI CANECA <text:s/>Nº75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ISSA VIEIRA DA ROSA<text:s/></text:p>
          </table:table-cell>
          <table:table-cell office:value-type="string" table:style-name="ce5">
            <text:p>MELHORADA</text:p>
          </table:table-cell>
          <table:table-cell office:value-type="float" office:value="53981328668" table:style-name="ce5">
            <text:p>53981328668</text:p>
          </table:table-cell>
          <table:table-cell office:value-type="date" office:date-value="2025-04-03T00:00:00" table:style-name="ce6">
            <text:p>03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OITO <text:s/>Nº25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ZILA FARIAS DA SILVA</text:p>
          </table:table-cell>
          <table:table-cell office:value-type="string" table:style-name="ce5">
            <text:p>MELHORADA</text:p>
          </table:table-cell>
          <table:table-cell office:value-type="float" office:value="53981143935" table:style-name="ce5">
            <text:p>53981143935</text:p>
          </table:table-cell>
          <table:table-cell office:value-type="date" office:date-value="2025-04-06T00:00:00" table:style-name="ce6">
            <text:p>06/04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CASCATA 5º DISTRITO <text:s/>N0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DREW PRESTES NOGUEIRA</text:p>
          </table:table-cell>
          <table:table-cell office:value-type="string" table:style-name="ce5">
            <text:p>MELHORADA</text:p>
          </table:table-cell>
          <table:table-cell office:value-type="float" office:value="47996053285" table:style-name="ce5">
            <text:p>47996053285</text:p>
          </table:table-cell>
          <table:table-cell office:value-type="date" office:date-value="2025-04-04T00:00:00" table:style-name="ce6">
            <text:p>04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DR MARIO MENEGUETTI <text:s/>Nº71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ROGERIO DIAS</text:p>
          </table:table-cell>
          <table:table-cell office:value-type="string" table:style-name="ce5">
            <text:p>MELHORADA</text:p>
          </table:table-cell>
          <table:table-cell office:value-type="float" office:value="53984160309" table:style-name="ce5">
            <text:p>53984160309</text:p>
          </table:table-cell>
          <table:table-cell office:value-type="date" office:date-value="2025-04-07T00:00:00" table:style-name="ce6">
            <text:p>07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ERNANI OSMAR BLASS <text:s/>Nº40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ARCOS PAULO ROLDAN BRETANHA</text:p>
          </table:table-cell>
          <table:table-cell office:value-type="string" table:style-name="ce5">
            <text:p>MELHORADA</text:p>
          </table:table-cell>
          <table:table-cell office:value-type="float" office:value="53991491441" table:style-name="ce5">
            <text:p>53991491441</text:p>
          </table:table-cell>
          <table:table-cell office:value-type="date" office:date-value="2025-04-07T00:00:00" table:style-name="ce6">
            <text:p>07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 DOMINGOS DE ALMEIDA <text:s/>Nº2629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ERRISON DOS SANTOS SANTOS</text:p>
          </table:table-cell>
          <table:table-cell office:value-type="string" table:style-name="ce5">
            <text:p>MELHORADA</text:p>
          </table:table-cell>
          <table:table-cell office:value-type="float" office:value="53991193572" table:style-name="ce5">
            <text:p>53991193572</text:p>
          </table:table-cell>
          <table:table-cell office:value-type="date" office:date-value="2025-04-07T00:00:00" table:style-name="ce6">
            <text:p>07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LUIS ALVES PEREIRA <text:s/>Nº1068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OSIMAR MARTINS DA SILVA</text:p>
          </table:table-cell>
          <table:table-cell office:value-type="string" table:style-name="ce5">
            <text:p>MELHORADA</text:p>
          </table:table-cell>
          <table:table-cell office:value-type="float" office:value="53981183598" table:style-name="ce5">
            <text:p>53981183598</text:p>
          </table:table-cell>
          <table:table-cell office:value-type="date" office:date-value="2025-04-08T00:00:00" table:style-name="ce6">
            <text:p>08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PROFESSOR NEY GUSMAO DE OLIVEIRA <text:s/>Nº20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LUAN FREIRE FURTADO</text:p>
          </table:table-cell>
          <table:table-cell office:value-type="string" table:style-name="ce5">
            <text:p>MELHORADA</text:p>
          </table:table-cell>
          <table:table-cell office:value-type="float" office:value="53984737990" table:style-name="ce5">
            <text:p>53984737990</text:p>
          </table:table-cell>
          <table:table-cell office:value-type="date" office:date-value="2025-04-08T00:00:00" table:style-name="ce6">
            <text:p>08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TRES <text:s/>Nº60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LISSON BUENO DIAS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4-08T00:00:00" table:style-name="ce6">
            <text:p>08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DARCY CAZARRE <text:s/>Nº41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Usuário do Windows</meta:initial-creator>
    <dc:creator>Recepção Coordenação</dc:creator>
    <meta:creation-date>2016-07-13T11:42:24Z</meta:creation-date>
    <dc:date>2025-04-09T18:10:43Z</dc:date>
    <meta:print-date>2024-06-07T20:11:09Z</meta:print-date>
    <meta:editing-cycles>4109</meta:editing-cycles>
    <meta:editing-duration>PT4597053S</meta:editing-duration>
  </office:meta>
</office:document-meta>
</file>